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de données</text:p>
      <text:p text:style-name="Standard"/>
      <text:p text:style-name="Standard"/>
      <text:p text:style-name="Standard">1)PC / serveur</text:p>
      <text:p text:style-name="Standard">2)Structurer/organiser l'information =&gt; tableau(proposer un modèle)</text:p>
      <text:p text:style-name="Standard">→ Identifier les différents types d'objet/entités :</text:p>
      <text:p text:style-name="Standard"><text:tab/>-passagers</text:p>
      <text:p text:style-name="Standard"><text:tab/>-personnel(pilotes → brevets ,type d'avion)</text:p>
      <text:p text:style-name="Standard"><text:tab/>-avions</text:p>
      <text:p text:style-name="Standard"><text:tab/>-vols</text:p>
      <text:p text:style-name="Standard"><text:tab/>-brevet</text:p>
      <text:p text:style-name="Standard"><text:tab/>-réservation</text:p>
      <text:p text:style-name="Standard"/>
      <text:p text:style-name="Standard">L'idée lors de la création d'une BDD, c'est d'éviter de répéter les données.</text:p>
      <text:p text:style-name="Standard"/>
      <text:p text:style-name="P1">Clé primaire<text:span text:style-name="T2"> = unique et toujours renseigné.</text:span></text:p>
      <text:p text:style-name="P1"><text:span text:style-name="T2">Une BDD doit au maximum respecter le principe d'atomicité(une info par case)</text:span></text:p>
      <text:p text:style-name="Standard"/>
      <text:p text:style-name="Standard">Passager(<text:span text:style-name="T1">NUMP</text:span>,PNOM, PADR, PTEL)</text:p>
      <text:p text:style-name="Standard">Avion(<text:span text:style-name="T1">NUMSER</text:span><text:span text:style-name="T2">, Avionneur,NumModel)</text:span></text:p>
      <text:p text:style-name="Standard"><text:span text:style-name="T2">Personnel(</text:span><text:span text:style-name="T1">NUMEMP</text:span><text:span text:style-name="T2">,NOM,PRENOM,AD,TEL,SAL,Fonction)</text:span></text:p>
      <text:p text:style-name="Standard"><text:span text:style-name="T2">Pilote(</text:span><text:span text:style-name="T1">Id</text:span><text:span text:style-name="T2">,NUMEMP,NUMBREVET)</text:span></text:p>
      <text:p text:style-name="Standard"><text:span text:style-name="T2">BREVET(</text:span><text:span text:style-name="T1">NUMBREV,Avionneur,NumModel</text:span><text:span text:style-name="T2">)</text:span></text:p>
      <text:p text:style-name="Standard"><text:span text:style-name="T2">VOLS(</text:span><text:span text:style-name="T1">NUMVOL</text:span><text:span text:style-name="T2">, DEP-TIME,ARR-TIME,SOURCE, DEST, NUMSER#, NUMEMP#</text:span></text:p>
      <text:p text:style-name="Standard"><text:span text:style-name="T2">+contrainte = NUMEMP → Brevet pour NUMSER, +contrainte : lieu avion)</text:span></text:p>
      <text:p text:style-name="Standard"><text:span text:style-name="T2"/></text:p>
      <text:p text:style-name="Standard"><text:span text:style-name="T2">Le NUMEMP ici est appelé clé étrangère, on met généralement un # devant.</text:span></text:p>
      <text:p text:style-name="Standard"><text:span text:style-name="T2"/></text:p>
      <text:p text:style-name="Standard"><text:span text:style-name="T2">RESERVATION(</text:span><text:span text:style-name="T1">NUMRES</text:span><text:span text:style-name="T2">, NUMP#, NUMVOL#,BOOKED-ON)</text:span></text:p>
      <text:p text:style-name="Standard"><text:span text:style-name="T2"/></text:p>
      <text:p text:style-name="Standard"><text:span text:style-name="T2">Au moment ou on créer les tables, on définie un domaine, un type pour chaque colonne(int, string, etc...).</text:span></text:p>
      <text:p text:style-name="Standard"><text:span text:style-name="T2"/></text:p>
      <text:p text:style-name="Standard"><text:span text:style-name="T2">Ce modèle de création est appelé Modèle relationnel :</text:span></text:p>
      <text:p text:style-name="Standard"><text:span text:style-name="T2">- Une table = une relation</text:span></text:p>
      <text:p text:style-name="Standard"><text:span text:style-name="T2">-attributs(atomiques)</text:span></text:p>
      <text:p text:style-name="Standard"><text:span text:style-name="T2">-domaine.</text:span></text:p>
      <text:p text:style-name="Standard"><text:span text:style-name="T2"/></text:p>
      <text:p text:style-name="Standard"><text:span text:style-name="T2">3)Il faut un logiciel : un Sytème de Gestion de BD(SGBD).</text:span></text:p>
      <text:p text:style-name="Standard"><text:span text:style-name="T2">BD : Un ensemble de données structuré et organisé permettant le stockage d'information utiles à l'entreprise.</text:span></text:p>
      <text:p text:style-name="Standard"><text:span text:style-name="T2"/></text:p>
      <text:p text:style-name="Standard"><text:span text:style-name="T2">SGBD : Ensemble de logiciels permettant l'exploitation d'une bas de données(ajout, mise à jour, recherche...).</text:span></text:p>
      <text:p text:style-name="Standard"><text:span text:style-name="T2"/></text:p>
      <text:p text:style-name="Standard"><text:span text:style-name="T2">4)Il doit :</text:span></text:p>
      <text:p text:style-name="Standard"><text:span text:style-name="T2">-avoir un langage normalisé : SQL.</text:span></text:p>
      <text:p text:style-name="Standard"><text:span text:style-name="T2">-Création de base, mise ajour, gestion hardware =&gt; administration.</text:span></text:p>
      <text:p text:style-name="Standard"><text:span text:style-name="T2">-vérification des contrainte → cohérence et intégrité des données.</text:span></text:p>
      <text:p text:style-name="Standard"><text:span text:style-name="T2">-gérer la sécurité : backup, droit d'accès(méta-données → utilisateur,login/mdp),Verrou.</text:span></text:p>
      <text:p text:style-name="Standard"><text:span text:style-name="T2">-avoir un accès multi-utilisateurs.</text:span></text:p>
      <text:p text:style-name="Standard"><text:span text:style-name="T2">-avoir un accès aux données optimisé, optimisation des requêtes.</text:span></text:p>
      <text:p text:style-name="Standard"><text:soft-page-break/><text:span text:style-name="T2">Gestion de l'accès disque :</text:span></text:p>
      <text:p text:style-name="Standard"><text:span text:style-name="T2">FCFS(First Come, First Serve)</text:span></text:p>
      <text:p text:style-name="Standard"><text:span text:style-name="T2">→ Minimisation du temps d'attente</text:span></text:p>
      <text:p text:style-name="Standard"><text:span text:style-name="T2">SSTF(Shortest Seek Time First)</text:span></text:p>
      <text:p text:style-name="Standard"><text:span text:style-name="T2">→ Minimisation des mouvements mécaniques</text:span></text:p>
      <text:p text:style-name="Standard"><text:span text:style-name="T2">→ Maximisation du débit.</text:span></text:p>
      <text:p text:style-name="Standard"><text:span text:style-name="T2"/></text:p>
      <text:p text:style-name="Standard"><text:span text:style-name="T2">III)Système complet de BD</text:span></text:p>
      <text:p text:style-name="Standard"><text:span text:style-name="T2"/></text:p>
      <text:p text:style-name="Standard"><text:span text:style-name="T2">SGBD = Gestionnaire de fichier + SGBD interne + SGBD externe.</text:span></text:p>
      <text:p text:style-name="Standard"><text:span text:style-name="T2"/></text:p>
      <text:p text:style-name="Standard"><text:span text:style-name="T2">Le SGBD interne gère les données stockées dans les fichiers.</text:span></text:p>
      <text:p text:style-name="Standard"><text:span text:style-name="T2">Le SGBD externe interprète et analyse les requêtes, les transforme en primitives internes, contrôle les droits d'accès.</text:span></text:p>
      <text:p text:style-name="Standard"><text:span text:style-name="T2"/></text:p>
      <text:p text:style-name="Standard"><text:span text:style-name="T2"/></text:p>
      <text:p text:style-name="P3">OL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agonkill </meta:initial-creator>
    <meta:creation-date>2011-09-15T10:18:06</meta:creation-date>
    <dc:date>2011-09-15T11:50:51</dc:date>
    <dc:creator>Dragonkill </dc:creator>
    <meta:editing-duration>PT1H32M46S</meta:editing-duration>
    <meta:editing-cycles>24</meta:editing-cycles>
    <meta:generator>LibreOffice/3.3$Linux LibreOffice_project/330m19$Build-301</meta:generator>
    <meta:document-statistic meta:table-count="0" meta:image-count="0" meta:object-count="0" meta:page-count="2" meta:paragraph-count="48" meta:word-count="297" meta:character-count="2160"/>
  </office:meta>
</office:document-meta>
</file>